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B000021E1000010C25300034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style:font-name="Times New Roman1" fo:font-size="12pt"/>
    </style:style>
    <style:style style:name="P2" style:family="paragraph" style:parent-style-name="Text_20_body">
      <style:paragraph-properties fo:line-height="150%" fo:text-align="center" style:justify-single-word="false"/>
      <style:text-properties style:font-name="Times New Roman1" fo:font-size="12pt" fo:font-weight="bold"/>
    </style:style>
    <style:style style:name="P3" style:family="paragraph" style:parent-style-name="Text_20_body">
      <style:paragraph-properties fo:margin-top="0cm" fo:margin-bottom="0cm" fo:line-height="150%"/>
      <style:text-properties style:font-name="Times New Roman1" fo:font-size="12pt"/>
    </style:style>
    <style:style style:name="P4" style:family="paragraph" style:parent-style-name="Text_20_body">
      <style:paragraph-properties fo:margin-top="0cm" fo:margin-bottom="0cm" fo:line-height="150%" fo:text-align="center" style:justify-single-word="false"/>
      <style:text-properties style:font-name="Times New Roman1" fo:font-size="12pt" fo:font-weight="bold"/>
    </style:style>
    <style:style style:name="P5" style:family="paragraph" style:parent-style-name="Text_20_body">
      <style:paragraph-properties fo:margin-top="0cm" fo:margin-bottom="0cm" fo:line-height="150%" fo:text-align="center" style:justify-single-word="false"/>
      <style:text-properties style:font-name="Times New Roman1" fo:font-size="10pt"/>
    </style:style>
    <style:style style:name="P6" style:family="paragraph" style:parent-style-name="Text_20_body">
      <style:paragraph-properties fo:margin-top="0cm" fo:margin-bottom="0cm" fo:line-height="150%"/>
    </style:style>
    <style:style style:name="P7" style:family="paragraph" style:parent-style-name="Text_20_body">
      <style:paragraph-properties fo:margin-top="0cm" fo:margin-bottom="0cm" fo:line-height="150%" fo:text-align="center" style:justify-single-word="false"/>
    </style:style>
    <style:style style:name="T1" style:family="text">
      <style:text-properties style:font-name="Times New Roman1" fo:font-size="12pt"/>
    </style:style>
    <style:style style:name="T2" style:family="text">
      <style:text-properties style:font-name="Times New Roman1" fo:font-size="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rancis Q. Laboguin                                                                                         October 22, 2018</text:p>
      <text:p text:style-name="P3">Progress Report 5</text:p>
      <text:p text:style-name="P1">Groupmates: Reinelle Jan Bugnot, Nicolo Ramirez</text:p>
      <text:p text:style-name="P4">Handwriting Recognition Canvas using Neural Networks</text:p>
      <text:p text:style-name="P6">            <text:span text:style-name="T1">In the fifth week of our project development, Reinelle is still working on the handwriting recognition using neural networks while converting his code into C++. Nicolo and I started to merge for our contributions which are about the graphical user interface of the project. For this week, we started to make major revisions regarding our project. After research was done to further deepen the foundations of our project, we were able to realize that creating a canvas out of wxDevC++ is not feasible because graphical user interfaces created by that software is mostly used for buttons and panel outputs. Also, from the past project implementations, there were no students who were able to create a canvas using C++ and have similar projects to ours.  Now, we will be creating a graphical user interface that uploads a picture with text and recognize whatever is written there using neural networks. However, our challenge is still the same as two weeks ago which is to know the process on how to integrate and merge all of our contributions into one source code.</text:span></text:p>
      <text:p text:style-name="P6">            <text:span text:style-name="T1">For this week, I started to code the backend of our graphical user interface that requires uploading a picture and displaying it in a panel. I searched for past project implementations and saw similar projects related to uploading pictures to a panel. Up until now, I am still continuing to develop this code so that this will be useful for our project.</text:span></text:p>
      <text:p text:style-name="P7"><draw:frame draw:style-name="fr1" draw:name="graphics1" text:anchor-type="paragraph" svg:width="8.673cm" svg:height="4.29cm" draw:z-index="0"><draw:image xlink:href="Pictures/2000000B000021E1000010C253000340.svm" xlink:type="simple" xlink:show="embed" xlink:actuate="onLoad"/></draw:frame><text:span text:style-name="T2">Fig. 1 Graphical User Interface</text:span></text:p>
      <text:p text:style-name="P3"><text:tab/>Our next step for our project was to continue on developing our contributions for this project. As we move on to our sixth week, we are looking forward to finishing this project and run tests to know if this project will be successful.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is Laboguin</meta:initial-creator>
    <meta:creation-date>2018-11-05T10:38:48.58</meta:creation-date>
    <dc:date>2018-11-05T10:41:57.74</dc:date>
    <dc:creator>Francis Laboguin</dc:creator>
    <meta:editing-duration>PT30S</meta:editing-duration>
    <meta:editing-cycles>1</meta:editing-cycles>
    <meta:generator>OpenOffice/4.1.5$Win32 OpenOffice.org_project/415m1$Build-9789</meta:generator>
    <meta:document-statistic meta:table-count="0" meta:image-count="1" meta:object-count="0" meta:page-count="1" meta:paragraph-count="8" meta:word-count="310" meta:character-count="1948"/>
  </office:meta>
</office:document-meta>
</file>